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style:font-face style:name="TwitterChirp" svg:font-family="TwitterChirp, apple-system, BlinkMacSystemFont, 'Segoe UI', Roboto, Helvetica, Arial, sans-serif"/>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f1419" loext:opacity="100%" fo:letter-spacing="normal" officeooo:paragraph-rsid="0015878d"/>
    </style:style>
    <style:style style:name="P2" style:family="paragraph" style:parent-style-name="Standard">
      <style:paragraph-properties fo:margin-left="0cm" fo:margin-right="0cm" fo:orphans="2" fo:widows="2" fo:text-indent="0cm" style:auto-text-indent="false"/>
      <style:text-properties fo:font-variant="normal" fo:text-transform="none" fo:color="#0f1419" loext:opacity="100%" fo:letter-spacing="normal" officeooo:paragraph-rsid="0015878d" style:font-name-asian="TwitterChirp" style:font-size-asian="11.25pt" style:font-style-asian="normal" style:font-weight-asian="normal"/>
    </style:style>
    <style:style style:name="T1" style:family="text">
      <style:text-properties style:font-name-asian="TwitterChirp" style:font-size-asian="11.25pt" style:font-style-asian="normal" style:font-weight-asian="normal"/>
    </style:style>
    <style:style style:name="T2" style:family="text">
      <style:text-properties style:font-name="TwitterChirp" fo:font-size="11.2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スエズ運河の通行料は大型船で</text:span><text:span text:style-name="T2">100</text:span><text:span text:style-name="T1">万ドル（約</text:span><text:span text:style-name="T2">1</text:span><text:span text:style-name="T1">億</text:span><text:span text:style-name="T2">5000</text:span><text:span text:style-name="T1">万円）超。パナマ運河は最大</text:span><text:span text:style-name="T2">50</text:span><text:span text:style-name="T1">万ドル（約</text:span><text:span text:style-name="T2">7500</text:span><text:span text:style-name="T1">万円）。ところがイランはホルムズ海峡を半世紀以上にわたって無料で開放してきた。通行料を一切取っていない。なのに「イランが悪者」だと？——これはイラン外相が世界に向けて発した言葉だ。 あなたはどう思うか。 この逆説的な事実を出発点に、いま起きつつある中東戦争の構図を問い直す必要がある。</text:span><text:span text:style-name="T2">2026</text:span><text:span text:style-name="T1">年</text:span><text:span text:style-name="T2">2</text:span><text:span text:style-name="T1">月以降、米イスラエル連合はイランへの攻撃を開始した。表向きの理由は「イランの核の脅威」だ。だがイランは核兵器不拡散条約（</text:span><text:span text:style-name="T2">NPT</text:span><text:span text:style-name="T1">）の署名国であり、</text:span><text:span text:style-name="T2">IAEA</text:span><text:span text:style-name="T1">（国際原子力機関）も核兵器開発の証拠はないと毎年報告している。さらにイランはシーア派の最高権威による「核兵器の生産と使用を禁じるファトワ（宗教勅令）」を</text:span><text:span text:style-name="T2">30</text:span><text:span text:style-name="T1">年以上にわたって守ってきた。対照的にイスラエルは</text:span><text:span text:style-name="T2">NPT</text:span><text:span text:style-name="T1">未加盟でありながら非難されない。</text:span></text:p>
      <text:p text:style-name="P2"/>
      <text:p text:style-name="P1"><text:span text:style-name="T1">問題はこれだけではない。トランプ大統領は</text:span><text:span text:style-name="T2">2026</text:span><text:span text:style-name="T1">年</text:span><text:span text:style-name="T2">3</text:span><text:span text:style-name="T1">月、「イランと非常に生産的な話し合いをした」と発表した。この発言から</text:span><text:span text:style-name="T2">10</text:span><text:span text:style-name="T1">分で</text:span><text:span text:style-name="T2">S&amp;P500</text:span><text:span text:style-name="T1">は</text:span><text:span text:style-name="T2">240</text:span><text:span text:style-name="T1">ポイント急騰し、市場に</text:span><text:span text:style-name="T2">2</text:span><text:span text:style-name="T1">兆ドル（約</text:span><text:span text:style-name="T2">300</text:span><text:span text:style-name="T1">兆円）が追加された。ところが</text:span><text:span text:style-name="T2">27</text:span><text:span text:style-name="T1">分後、イランは完全否定。「米イラン間の接触は一切ない」と。瞬間的に市場は</text:span><text:span text:style-name="T2">120</text:span><text:span text:style-name="T1">ポイント下落し、</text:span><text:span text:style-name="T2">1</text:span><text:span text:style-name="T1">兆ドルが消えた。約</text:span><text:span text:style-name="T2">1</text:span><text:span text:style-name="T1">時間で</text:span><text:span text:style-name="T2">3</text:span><text:span text:style-name="T1">兆ドルもの資金が動いたのである。 このマネーの流れは何を意味するか。戦争が単なる地政学的衝突ではないことを示している。見落とされているのは、こうした瞬時の価格変動から利益を引き出すアルゴリズム取引の存在だ。億万長者と——シティ・オブ・ロンドン（ロンドン金融街）の資本こそが、こうした動きを読み、いや、おそらくは誘発している。 ウクライナ戦争も同様だ。どちらの紛争も、人間の命よりも「中間利ザヤ」の獲得が優先される構造を内包している。トランプの「</text:span><text:span text:style-name="T2">5</text:span><text:span text:style-name="T1">日間の一時停止」宣言も、イラン側が「交渉などない」と否定したことで、単なる市場操作のためのブラフだった可能性が浮かび上がる。</text:span></text:p>
      <text:p text:style-name="P2"/>
      <text:p text:style-name="P2">戦争の真の目的が領土でも政権交代でもないとすれば。ホルムズ海峡の通行料無料というイランの姿勢が「悪者」のレッテルを貼られる理由になっているとすれば。では本当の「悪者」は誰なのか。その問いの答えは武力ではなく、通貨とアルゴリズムの先に眠っている。</text:p>
      <text:p text:style-name="P2"/>
      <text:p text:style-name="P2"/>
      <text:p text:style-name="P1"><text:span text:style-name="T1">「</text:span><text:span text:style-name="T2">US Soldiers in Middle East Have No Direction, No Strategy, No Plan</text:span><text:span text:style-name="T1">」 </text:span><text:span text:style-name="T2">Peter Koenig</text:span></text:p>
      <text:p text:style-name="P1"><text:span text:style-name="T1">（元世界銀行・</text:span><text:span text:style-name="T2">WHO</text:span><text:span text:style-name="T1">エコノミスト、地政学アナリスト）</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style:font-face style:name="TwitterChirp" svg:font-family="TwitterChirp, apple-system, BlinkMacSystemFont, 'Segoe UI', Roboto,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0T22:15:51.762883924</meta:creation-date>
    <dc:date>2026-04-10T22:17:27.650035348</dc:date>
    <meta:editing-duration>PT1M37S</meta:editing-duration>
    <meta:editing-cycles>1</meta:editing-cycles>
    <meta:document-statistic meta:table-count="0" meta:image-count="0" meta:object-count="0" meta:page-count="1" meta:paragraph-count="5" meta:word-count="972" meta:character-count="1083" meta:non-whitespace-character-count="1066"/>
    <meta:generator>LibreOffice/26.2.2.2$Linux_X86_64 LibreOffice_project/620$Build-2</meta:generator>
  </office:meta>
</office:document-meta>
</file>